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list-style-name="L12">
      <style:paragraph-properties fo:margin-top="0cm" fo:margin-bottom="0cm" style:contextual-spacing="false"/>
      <style:text-properties officeooo:paragraph-rsid="00034578"/>
    </style:style>
    <style:style style:name="P2" style:family="paragraph" style:parent-style-name="Heading_20_3">
      <style:text-properties officeooo:paragraph-rsid="00034578"/>
    </style:style>
    <style:style style:name="P3" style:family="paragraph" style:parent-style-name="Text_20_body">
      <style:text-properties officeooo:rsid="00026b4b" officeooo:paragraph-rsid="00026b4b"/>
    </style:style>
    <style:style style:name="P4" style:family="paragraph" style:parent-style-name="Text_20_body" style:list-style-name="L12"/>
    <style:style style:name="P5" style:family="paragraph" style:parent-style-name="Text_20_body" style:list-style-name="L12">
      <style:paragraph-properties fo:margin-top="0cm" fo:margin-bottom="0cm" style:contextual-spacing="false"/>
    </style:style>
    <style:style style:name="P6" style:family="paragraph" style:parent-style-name="Text_20_body" style:list-style-name="L12">
      <style:paragraph-properties fo:margin-top="0cm" fo:margin-bottom="0cm" style:contextual-spacing="false"/>
      <style:text-properties officeooo:paragraph-rsid="00034578"/>
    </style:style>
    <style:style style:name="P7" style:family="paragraph" style:parent-style-name="Text_20_body" style:list-style-name="L13"/>
    <style:style style:name="P8" style:family="paragraph" style:parent-style-name="Text_20_body" style:list-style-name="L13">
      <style:paragraph-properties fo:margin-top="0cm" fo:margin-bottom="0cm" style:contextual-spacing="false"/>
    </style:style>
    <style:style style:name="P9" style:family="paragraph" style:parent-style-name="Text_20_body" style:list-style-name="L14"/>
    <style:style style:name="P10" style:family="paragraph" style:parent-style-name="Text_20_body" style:list-style-name="L14">
      <style:paragraph-properties fo:margin-top="0cm" fo:margin-bottom="0cm" style:contextual-spacing="false"/>
    </style:style>
    <style:style style:name="P11" style:family="paragraph" style:parent-style-name="Text_20_body" style:list-style-name="L15"/>
    <style:style style:name="P12" style:family="paragraph" style:parent-style-name="Text_20_body" style:list-style-name="L15">
      <style:paragraph-properties fo:margin-top="0cm" fo:margin-bottom="0cm" style:contextual-spacing="false"/>
    </style:style>
    <style:style style:name="P13" style:family="paragraph" style:parent-style-name="Text_20_body" style:list-style-name="L16"/>
    <style:style style:name="P14" style:family="paragraph" style:parent-style-name="Text_20_body" style:list-style-name="L16">
      <style:paragraph-properties fo:margin-top="0cm" fo:margin-bottom="0cm" style:contextual-spacing="false"/>
    </style:style>
    <style:style style:name="P15" style:family="paragraph" style:parent-style-name="Text_20_body" style:list-style-name="L17"/>
    <style:style style:name="P16" style:family="paragraph" style:parent-style-name="Text_20_body" style:list-style-name="L17">
      <style:paragraph-properties fo:margin-top="0cm" fo:margin-bottom="0cm" style:contextual-spacing="false"/>
    </style:style>
    <style:style style:name="P17" style:family="paragraph" style:parent-style-name="Text_20_body">
      <style:text-properties officeooo:paragraph-rsid="00034578"/>
    </style:style>
    <style:style style:name="P18" style:family="paragraph" style:parent-style-name="Text_20_body" style:list-style-name="L12">
      <style:paragraph-properties fo:margin-top="0cm" fo:margin-bottom="0cm" style:contextual-spacing="false"/>
      <style:text-properties fo:font-weight="bold" officeooo:paragraph-rsid="00034578" style:font-weight-asian="bold" style:font-weight-complex="bold"/>
    </style:style>
    <style:style style:name="P19" style:family="paragraph" style:parent-style-name="Text_20_body" style:list-style-name="L18"/>
    <style:style style:name="P20" style:family="paragraph" style:parent-style-name="Text_20_body" style:list-style-name="L18">
      <style:paragraph-properties fo:margin-top="0cm" fo:margin-bottom="0cm" style:contextual-spacing="false"/>
    </style:style>
    <style:style style:name="P21" style:family="paragraph" style:parent-style-name="Text_20_body" style:list-style-name="L19"/>
    <style:style style:name="P22" style:family="paragraph" style:parent-style-name="Text_20_body" style:list-style-name="L19">
      <style:paragraph-properties fo:margin-top="0cm" fo:margin-bottom="0cm" style:contextual-spacing="false"/>
    </style:style>
    <style:style style:name="P23" style:family="paragraph" style:parent-style-name="Text_20_body" style:list-style-name="L20"/>
    <style:style style:name="P24" style:family="paragraph" style:parent-style-name="Text_20_body" style:list-style-name="L20">
      <style:paragraph-properties fo:margin-top="0cm" fo:margin-bottom="0cm" style:contextual-spacing="false"/>
    </style:style>
    <style:style style:name="P25" style:family="paragraph" style:parent-style-name="Text_20_body" style:list-style-name="L21"/>
    <style:style style:name="P26" style:family="paragraph" style:parent-style-name="Text_20_body" style:list-style-name="L21">
      <style:paragraph-properties fo:margin-top="0cm" fo:margin-bottom="0cm" style:contextual-spacing="false"/>
    </style:style>
    <style:style style:name="P27" style:family="paragraph" style:parent-style-name="Text_20_body" style:list-style-name="L22"/>
    <style:style style:name="P28" style:family="paragraph" style:parent-style-name="Text_20_body" style:list-style-name="L22">
      <style:paragraph-properties fo:margin-top="0cm" fo:margin-bottom="0cm" style:contextual-spacing="false"/>
    </style:style>
    <style:style style:name="P29" style:family="paragraph" style:parent-style-name="Text_20_body" style:list-style-name="L23">
      <style:paragraph-properties fo:margin-top="0cm" fo:margin-bottom="0cm" style:contextual-spacing="false"/>
    </style:style>
    <style:style style:name="P30" style:family="paragraph" style:parent-style-name="Text_20_body" style:list-style-name="L24"/>
    <style:style style:name="P31" style:family="paragraph" style:parent-style-name="Text_20_body" style:list-style-name="L24">
      <style:paragraph-properties fo:margin-top="0cm" fo:margin-bottom="0cm" style:contextual-spacing="false"/>
    </style:style>
    <style:style style:name="P32" style:family="paragraph" style:parent-style-name="Text_20_body" style:list-style-name="L25">
      <style:paragraph-properties fo:margin-top="0cm" fo:margin-bottom="0cm" style:contextual-spacing="false"/>
    </style:style>
    <style:style style:name="P33" style:family="paragraph" style:parent-style-name="Text_20_body" style:list-style-name="L26"/>
    <style:style style:name="P34" style:family="paragraph" style:parent-style-name="Text_20_body" style:list-style-name="L26">
      <style:paragraph-properties fo:margin-top="0cm" fo:margin-bottom="0cm" style:contextual-spacing="false"/>
    </style:style>
    <style:style style:name="T1" style:family="text">
      <style:text-properties officeooo:rsid="00034578"/>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text:start-value="5">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number text:level="1" text:style-name="Numbering_20_Symbols" loext:num-list-format="%1%." style:num-suffix="." style:num-format="1" text:start-value="5">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text:start-value="5">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text:start-value="5">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3"><text:span text:style-name="Strong_20_Emphasis">Índice Completo del Análisis Exploratorio de Datos (EDA)</text:span></text:h>
      <text:list text:style-name="L26">
        <text:list-item>
          <text:p text:style-name="P34"><text:span text:style-name="Strong_20_Emphasis">Análisis Exploratorio de Datos (EDA)</text:span></text:p>
          <text:list>
            <text:list-item>
              <text:p text:style-name="P34">5.1 <text:span text:style-name="Strong_20_Emphasis">Análisis Descriptivo</text:span></text:p>
              <text:list>
                <text:list-item>
                  <text:p text:style-name="P34">5.1.1 Carga de Datos y Preparación</text:p>
                </text:list-item>
                <text:list-item>
                  <text:p text:style-name="P34">5.1.2 Resumen Estadístico de las Variables Numéricas</text:p>
                </text:list-item>
                <text:list-item>
                  <text:p text:style-name="P34">5.1.3 Análisis de Segmentación por Precio</text:p>
                </text:list-item>
                <text:list-item>
                  <text:p text:style-name="P34">5.1.4 Identificación y Análisis de Outliers</text:p>
                </text:list-item>
              </text:list>
            </text:list-item>
            <text:list-item>
              <text:p text:style-name="P34">5.2 <text:span text:style-name="Strong_20_Emphasis">Visualización de Datos</text:span></text:p>
              <text:list>
                <text:list-item>
                  <text:p text:style-name="P34">5.2.1 Visualización de la Distribución de Precios</text:p>
                </text:list-item>
                <text:list-item>
                  <text:p text:style-name="P34">5.2.2 Visualización por Segmentos de Precio</text:p>
                  <text:list>
                    <text:list-item>
                      <text:p text:style-name="P34">5.2.2.1 Gráficos de Boxplot por Segmento de Precio</text:p>
                    </text:list-item>
                    <text:list-item>
                      <text:p text:style-name="P34">5.2.2.2 Gráficos de Barras para las Medianes por Segmento de Precio</text:p>
                    </text:list-item>
                    <text:list-item>
                      <text:p text:style-name="P34">5.2.2.3 Visualización de la Distribución de Tipos de Propiedad por Segmento de Precio</text:p>
                    </text:list-item>
                    <text:list-item>
                      <text:p text:style-name="P34">5.2.2.4 Visualización Inicial y Segmentación Dinámica de Precios</text:p>
                    </text:list-item>
                  </text:list>
                </text:list-item>
                <text:list-item>
                  <text:p text:style-name="P34">5.2.3 Análisis Espacial de la Distribución de Propiedades</text:p>
                  <text:list>
                    <text:list-item>
                      <text:p text:style-name="P34">5.2.3.1 Carga y Preparación de Datos Geoespaciales</text:p>
                    </text:list-item>
                    <text:list-item>
                      <text:p text:style-name="P34">5.2.3.2 Visualización de la Distribución de Propiedades por Barrio</text:p>
                    </text:list-item>
                    <text:list-item>
                      <text:p text:style-name="P34">5.2.3.3 Visualización de la Distribución de Precios por Barrio y Segmento de Precio</text:p>
                    </text:list-item>
                    <text:list-item>
                      <text:p text:style-name="P34">5.2.3.4 Cálculo y Visualización de la Media de Precios por Barrio</text:p>
                    </text:list-item>
                  </text:list>
                </text:list-item>
              </text:list>
            </text:list-item>
            <text:list-item>
              <text:p text:style-name="P34">5.3 <text:span text:style-name="Strong_20_Emphasis">Correlación entre Variables</text:span></text:p>
              <text:list>
                <text:list-item>
                  <text:p text:style-name="P34">5.3.1 Análisis de Correlación entre Variables Numéricas</text:p>
                </text:list-item>
                <text:list-item>
                  <text:p text:style-name="P34">5.3.2 Visualización de la Correlación mediante Mapas de Calor</text:p>
                </text:list-item>
                <text:list-item>
                  <text:p text:style-name="P34">5.3.3 Relación entre Valoraciones y Precios</text:p>
                </text:list-item>
                <text:list-item>
                  <text:p text:style-name="P34">5.3.4 Análisis de la Relación entre Precio y Número de Reseñas</text:p>
                  <text:list>
                    <text:list-item>
                      <text:p text:style-name="P34">5.3.4.1 Gráfico de Dispersión entre Precio y Número de Reseñas</text:p>
                    </text:list-item>
                    <text:list-item>
                      <text:p text:style-name="P34">5.3.4.2 Boxplots para la Distribución de Reseñas por Segmento de Precio</text:p>
                    </text:list-item>
                    <text:list-item>
                      <text:p text:style-name="P34">5.3.4.3 Análisis de Correlación entre Precio y Reseñas por Segmento</text:p>
                    </text:list-item>
                  </text:list>
                </text:list-item>
                <text:list-item>
                  <text:p text:style-name="P34">5.3.5 Análisis de la Relación entre Precio y Valoraciones</text:p>
                  <text:list>
                    <text:list-item>
                      <text:p text:style-name="P34">5.3.5.1 Gráfico de Dispersión entre Precio y Valoraciones del Grupo 1</text:p>
                    </text:list-item>
                    <text:list-item>
                      <text:p text:style-name="P34">5.3.5.2 Gráfico de Dispersión entre Precio y Valoraciones del Grupo 2</text:p>
                    </text:list-item>
                    <text:list-item>
                      <text:p text:style-name="P34">5.3.5.3 Análisis de Mediana de Valoraciones por Barrio</text:p>
                    </text:list-item>
                    <text:list-item>
                      <text:p text:style-name="P34">5.3.5.4 Análisis de Correlación entre Ubicación y Valoraciones</text:p>
                    </text:list-item>
                  </text:list>
                </text:list-item>
                <text:list-item>
                  <text:p text:style-name="P34">5.3.6 Análisis de Áreas Mejor Valoradas</text:p>
                  <text:list>
                    <text:list-item>
                      <text:p text:style-name="P34">5.3.6.1 Identificación de Áreas Mejor Valoradas</text:p>
                    </text:list-item>
                    <text:list-item>
                      <text:p text:style-name="P34">5.3.6.2 Distribución de Precios en Áreas Mejor Valoradas</text:p>
                    </text:list-item>
                    <text:list-item>
                      <text:p text:style-name="P34">5.3.6.3 Comparación de Distribuciones de Precios en Áreas Mejor Valoradas</text:p>
                    </text:list-item>
                  </text:list>
                </text:list-item>
              </text:list>
            </text:list-item>
            <text:list-item>
              <text:p text:style-name="P34">5.4 <text:span text:style-name="Strong_20_Emphasis">Análisis Temporal</text:span></text:p>
              <text:list>
                <text:list-item>
                  <text:p text:style-name="P34">5.4.1 Extracción de la Fecha y Cálculo de la Media de Precios por Año</text:p>
                </text:list-item>
                <text:list-item>
                  <text:p text:style-name="P33">5.4.2 Visualización de la Media de Precios por Año</text:p>
                </text:list-item>
              </text:list>
            </text:list-item>
          </text:list>
        </text:list-item>
      </text:list>
      <text:p text:style-name="P17"><text:span text:style-name="Strong_20_Emphasis"/></text:p>
      <text:p text:style-name="P17"><text:soft-page-break/><text:span text:style-name="Strong_20_Emphasis"/></text:p>
      <text:list text:style-name="L12">
        <text:list-item>
          <text:p text:style-name="P6"><text:span text:style-name="Strong_20_Emphasis"/></text:p>
        </text:list-item>
        <text:list-item>
          <text:p text:style-name="P5"><text:span text:style-name="Strong_20_Emphasis">Disponibilidad de Propiedades:</text:span> Analizaría la disponibilidad de las propiedades en diferentes rangos de días (30, 60, 90, 365 días). Este análisis puede revelar si ciertas categorías de propiedades (por ejemplo, las de lujo) tienen una menor ocupación y podrían beneficiarse de estrategias de precios más dinámicas o promociones.</text:p>
        </text:list-item>
        <text:list-item>
          <text:p text:style-name="P5"><text:span text:style-name="Strong_20_Emphasis">Capacidad de Alojamiento:</text:span> Evaluaría la capacidad de alojamiento (número de camas, dormitorios, baños) en relación con el precio. ¿Están las propiedades de mayor capacidad subvaluadas? ¿Hay propiedades pequeñas con precios muy altos que podrían necesitar ajuste?</text:p>
        </text:list-item>
        <text:list-item>
          <text:p text:style-name="P5"><text:span text:style-name="Strong_20_Emphasis">Localización Geográfica:</text:span> Analizaría la distribución geográfica de las propiedades y su relación con el precio y la ocupación. Esto podría identificar "hot spots" de alta demanda, así como áreas donde Airbnb podría mejorar su presencia.</text:p>
        </text:list-item>
        <text:list-item>
          <text:p text:style-name="P4"><text:span text:style-name="Strong_20_Emphasis">Valoraciones y Comentarios de Huéspedes:</text:span> Realizaría un análisis de sentimiento de los comentarios de los huéspedes y correlacionaría las valoraciones con las características de las propiedades. ¿Hay algún patrón en las críticas? ¿Las propiedades con ciertas amenidades reciben mejores valoraciones?</text:p>
        </text:list-item>
      </text:list>
      <text:h text:style-name="Heading_20_3" text:outline-level="3"><text:span text:style-name="Strong_20_Emphasis">2. Identificación de Debilidades y Fortalezas:</text:span></text:h>
      <text:list text:style-name="L13">
        <text:list-item>
          <text:p text:style-name="P7"><text:span text:style-name="Strong_20_Emphasis">Debilidades:</text:span></text:p>
          <text:list>
            <text:list-item>
              <text:p text:style-name="P8"><text:span text:style-name="Strong_20_Emphasis">Disponibilidad Alta en Segmentos Premium y Exclusivo:</text:span> La alta disponibilidad en estos segmentos sugiere una demanda insatisfecha o una posible falta de visibilidad de estas propiedades.</text:p>
            </text:list-item>
            <text:list-item>
              <text:p text:style-name="P8"><text:span text:style-name="Strong_20_Emphasis">Segmentos Desatendidos:</text:span> Si ciertas áreas geográficas muestran baja presencia de Airbnb pero alta demanda en plataformas competitivas, se podría identificar como una oportunidad perdida.</text:p>
            </text:list-item>
            <text:list-item>
              <text:p text:style-name="P8"><text:span text:style-name="Strong_20_Emphasis">Comentarios Negativos:</text:span> Si ciertos comentarios negativos son recurrentes (por ejemplo, falta de limpieza o check-ins complicados), esto señalaría áreas clave para mejorar en términos de servicio al cliente.</text:p>
            </text:list-item>
          </text:list>
        </text:list-item>
        <text:list-item>
          <text:p text:style-name="P7"><text:span text:style-name="Strong_20_Emphasis">Fortalezas:</text:span></text:p>
          <text:list>
            <text:list-item>
              <text:p text:style-name="P8"><text:span text:style-name="Strong_20_Emphasis">Demanda Alta en Propiedades Básicas y Estándar:</text:span> Las propiedades económicas y estándar pueden tener una ocupación consistente, lo que sugiere que Airbnb está cumpliendo bien las necesidades de este segmento.</text:p>
            </text:list-item>
            <text:list-item>
              <text:p text:style-name="P7"><text:span text:style-name="Strong_20_Emphasis">Alta Variedad de Amenidades:</text:span> Si las propiedades que ofrecen una mayor variedad de amenidades (WiFi, cocina equipada, etc.) tienden a recibir mejores valoraciones, esto refuerza el valor añadido que Airbnb ya ofrece.</text:p>
            </text:list-item>
          </text:list>
        </text:list-item>
      </text:list>
      <text:h text:style-name="Heading_20_3" text:outline-level="3"><text:span text:style-name="Strong_20_Emphasis">3. Modelado Predictivo:</text:span></text:h>
      <text:list text:style-name="L14">
        <text:list-item>
          <text:p text:style-name="P9"><text:span text:style-name="Strong_20_Emphasis">Predicción de Precios Dinámicos:</text:span></text:p>
          <text:list>
            <text:list-item>
              <text:p text:style-name="P10"><text:span text:style-name="Strong_20_Emphasis">Modelos de Regresión:</text:span> Usaría modelos de regresión para predecir el precio óptimo de una propiedad en función de sus características (número de camas, baños, localización, disponibilidad, valoraciones, etc.). Podríamos implementar un modelo <text:soft-page-break/>de regresión lineal regularizado o incluso un modelo de machine learning como Random Forest o Gradient Boosting para capturar relaciones no lineales.</text:p>
            </text:list-item>
            <text:list-item>
              <text:p text:style-name="P10"><text:span text:style-name="Strong_20_Emphasis">Modelos Temporales:</text:span> Implementaría modelos que también tengan en cuenta la estacionalidad (picos de demanda en verano, eventos locales, etc.). Un modelo ARIMA o una red neuronal recurrente podría ser útil aquí.</text:p>
            </text:list-item>
          </text:list>
        </text:list-item>
        <text:list-item>
          <text:p text:style-name="P9"><text:span text:style-name="Strong_20_Emphasis">Clasificación de Potencial de Ocupación:</text:span></text:p>
          <text:list>
            <text:list-item>
              <text:p text:style-name="P9"><text:span text:style-name="Strong_20_Emphasis">Clasificadores:</text:span> Podríamos usar clasificadores para predecir la probabilidad de que una propiedad esté ocupada en un determinado mes. Estos clasificadores podrían basarse en características históricas y estacionales.</text:p>
            </text:list-item>
          </text:list>
        </text:list-item>
      </text:list>
      <text:h text:style-name="Heading_20_3" text:outline-level="3"><text:span text:style-name="Strong_20_Emphasis">4. Implementación en una Aplicación Móvil:</text:span></text:h>
      <text:list text:style-name="L15">
        <text:list-item>
          <text:p text:style-name="P11"><text:span text:style-name="Strong_20_Emphasis">Para Anfitriones:</text:span></text:p>
          <text:list>
            <text:list-item>
              <text:p text:style-name="P12"><text:span text:style-name="Strong_20_Emphasis">Recomendación de Precios:</text:span> Usar el modelo predictivo para recomendar precios dinámicos basados en la temporada, la competencia y la ocupación histórica.</text:p>
            </text:list-item>
            <text:list-item>
              <text:p text:style-name="P12"><text:span text:style-name="Strong_20_Emphasis">Optimización de Amenidades:</text:span> Ofrecer sugerencias sobre qué amenidades podrían añadir más valor a la propiedad, basadas en análisis de datos de valoraciones y comentarios.</text:p>
            </text:list-item>
          </text:list>
        </text:list-item>
        <text:list-item>
          <text:p text:style-name="P11"><text:span text:style-name="Strong_20_Emphasis">Para Huéspedes:</text:span></text:p>
          <text:list>
            <text:list-item>
              <text:p text:style-name="P12"><text:span text:style-name="Strong_20_Emphasis">Predicción de Precios:</text:span> Permitir a los huéspedes predecir el precio futuro de una propiedad para planificar mejor su presupuesto.</text:p>
            </text:list-item>
            <text:list-item>
              <text:p text:style-name="P11"><text:span text:style-name="Strong_20_Emphasis">Recomendación de Propiedades:</text:span> Basado en las preferencias del huésped (ubicación, número de camas, tipo de propiedad), la aplicación podría recomendar propiedades que mejor se adapten a sus necesidades.</text:p>
            </text:list-item>
          </text:list>
        </text:list-item>
      </text:list>
      <text:h text:style-name="Heading_20_3" text:outline-level="3"><text:span text:style-name="Strong_20_Emphasis">5. Implementación y Pruebas:</text:span></text:h>
      <text:list text:style-name="L16">
        <text:list-item>
          <text:p text:style-name="P14"><text:span text:style-name="Strong_20_Emphasis">Pruebas A/B:</text:span> Antes de implementar cualquier cambio a gran escala, recomendaría pruebas A/B para evaluar el impacto de nuevas estrategias de precios, recomendaciones, y promociones.</text:p>
        </text:list-item>
        <text:list-item>
          <text:p text:style-name="P13"><text:span text:style-name="Strong_20_Emphasis">Monitoreo y Feedback:</text:span> Implementar un sistema de monitoreo en tiempo real para ajustar los modelos predictivos y las estrategias de marketing según los resultados observados en la prueba piloto en Londres.</text:p>
        </text:list-item>
      </text:list>
      <text:h text:style-name="Heading_20_3" text:outline-level="3"><text:span text:style-name="Strong_20_Emphasis">6. Conclusión:</text:span></text:h>
      <text:list text:style-name="L17">
        <text:list-item>
          <text:p text:style-name="P16"><text:span text:style-name="Strong_20_Emphasis">Visión Global:</text:span> Presentaría a los ejecutivos un resumen de las conclusiones clave, las oportunidades detectadas y las recomendaciones de acción basadas en los análisis.</text:p>
        </text:list-item>
        <text:list-item>
          <text:p text:style-name="P15"><text:span text:style-name="Strong_20_Emphasis">Hoja de Ruta:</text:span> Propondría una hoja de ruta clara para la implementación de los modelos predictivos y las mejoras en la plataforma, destacando cómo podrían escalar estas soluciones a otras ciudades después de la prueba en Londres.</text:p>
        </text:list-item>
      </text:list>
      <text:p text:style-name="P3"><text:span text:style-name="Strong_20_Emphasis"/></text:p>
      <text:p text:style-name="P3"><text:span text:style-name="Strong_20_Emphasis">-</text:span><text:span text:style-name="Strong_20_Emphasis"><text:span text:style-name="T1">gemini</text:span></text:span></text:p>
      <text:p text:style-name="P3"><text:span text:style-name="Strong_20_Emphasis"/></text:p>
      <text:p text:style-name="P3"><text:span text:style-name="Strong_20_Emphasis">. Exploración y limpieza de datos:</text:span></text:p>
      <text:list text:style-name="L18">
        <text:list-item>
          <text:p text:style-name="P20"><text:soft-page-break/><text:span text:style-name="Strong_20_Emphasis">Familiarización con los datos:</text:span> Comenzaré examinando la estructura de la base de datos, comprendiendo los tipos de datos, identificando valores faltantes y detectando posibles anomalías o inconsistencias.</text:p>
        </text:list-item>
        <text:list-item>
          <text:p text:style-name="P20"><text:span text:style-name="Strong_20_Emphasis">Limpieza de datos:</text:span> Abordaré los valores faltantes, outliers y cualquier problema de calidad de datos que pueda afectar el análisis y el modelado.</text:p>
        </text:list-item>
        <text:list-item>
          <text:p text:style-name="P19"><text:span text:style-name="Strong_20_Emphasis">Ingeniería de características:</text:span> Crearé nuevas características relevantes a partir de los datos existentes. Por ejemplo, calcularé la antigüedad de la propiedad, la distancia a puntos de interés clave, etc.</text:p>
        </text:list-item>
      </text:list>
      <text:p text:style-name="Text_20_body"><text:span text:style-name="Strong_20_Emphasis">2. Análisis descriptivo y diagnóstico:</text:span></text:p>
      <text:list text:style-name="L19">
        <text:list-item>
          <text:p text:style-name="P22"><text:span text:style-name="Strong_20_Emphasis">Análisis de la oferta:</text:span> Investigaré la distribución de propiedades por ubicación, tipo, tamaño, precio, etc. Identificaré áreas de alta y baja densidad de propiedades, así como tendencias en los precios.</text:p>
        </text:list-item>
        <text:list-item>
          <text:p text:style-name="P22"><text:span text:style-name="Strong_20_Emphasis">Análisis de la demanda:</text:span> Analizaré las reseñas para comprender las expectativas y preferencias de los huéspedes. Identificaré factores clave que influyen en la satisfacción del huésped y áreas donde Airbnb puede mejorar.</text:p>
        </text:list-item>
        <text:list-item>
          <text:p text:style-name="P21"><text:span text:style-name="Strong_20_Emphasis">Análisis de la competencia:</text:span> Si es posible, compararé la oferta de Airbnb con la de otros competidores en Londres para identificar ventajas competitivas y áreas de mejora.</text:p>
        </text:list-item>
      </text:list>
      <text:p text:style-name="Text_20_body"><text:span text:style-name="Strong_20_Emphasis">3. Modelado predictivo:</text:span></text:p>
      <text:list text:style-name="L20">
        <text:list-item>
          <text:p text:style-name="P24"><text:span text:style-name="Strong_20_Emphasis">Selección de características:</text:span> Seleccionaré cuidadosamente las características más relevantes para el modelo predictivo, utilizando técnicas como análisis de correlación y selección de características basada en árboles.</text:p>
        </text:list-item>
        <text:list-item>
          <text:p text:style-name="P24"><text:span text:style-name="Strong_20_Emphasis">Desarrollo del modelo:</text:span> Entrenaré y evaluaré varios modelos de aprendizaje automático, como regresión lineal, árboles de decisión, bosques aleatorios o redes neuronales, para predecir el rendimiento de la propiedad.</text:p>
        </text:list-item>
        <text:list-item>
          <text:p text:style-name="P24"><text:span text:style-name="Strong_20_Emphasis">Optimización del modelo:</text:span> Ajustaré los hiperparámetros del modelo y utilizaré técnicas de validación cruzada para garantizar su solidez y generalización.</text:p>
        </text:list-item>
        <text:list-item>
          <text:p text:style-name="P23"><text:span text:style-name="Strong_20_Emphasis">Evaluación del modelo:</text:span> Evaluaré el rendimiento del modelo utilizando métricas apropiadas, como el error cuadrático medio (RMSE) o el coeficiente de determinación (R²).</text:p>
        </text:list-item>
      </text:list>
      <text:p text:style-name="Text_20_body"><text:span text:style-name="Strong_20_Emphasis">4. Implementación y visualización:</text:span></text:p>
      <text:list text:style-name="L21">
        <text:list-item>
          <text:p text:style-name="P26"><text:span text:style-name="Strong_20_Emphasis">Aplicación móvil:</text:span> Trabajaré en estrecha colaboración con los desarrolladores para integrar el modelo predictivo en una aplicación móvil intuitiva y fácil de usar, tanto para anfitriones como para huéspedes.</text:p>
        </text:list-item>
        <text:list-item>
          <text:p text:style-name="P25"><text:span text:style-name="Strong_20_Emphasis">Visualización de datos:</text:span> Crearé visualizaciones atractivas e informativas para presentar los hallazgos clave a los ejecutivos de Airbnb, utilizando herramientas como Tableau o Power BI.</text:p>
        </text:list-item>
      </text:list>
      <text:p text:style-name="Text_20_body"><text:span text:style-name="Strong_20_Emphasis">5. Conclusiones y recomendaciones:</text:span></text:p>
      <text:list text:style-name="L22">
        <text:list-item>
          <text:p text:style-name="P28"><text:span text:style-name="Strong_20_Emphasis">Informe final:</text:span> Proporcionaré un informe completo que resuma los hallazgos clave, las fortalezas, las debilidades y las recomendaciones accionables para mejorar la plataforma de Airbnb en Londres y más allá.</text:p>
        </text:list-item>
        <text:list-item>
          <text:p text:style-name="P27"><text:span text:style-name="Strong_20_Emphasis">Presentación ejecutiva:</text:span> Presentaré los resultados clave y las recomendaciones a los ejecutivos de Airbnb de manera clara y concisa, destacando el impacto potencial de las mejoras propuestas.</text:p>
        </text:list-item>
      </text:list>
      <text:p text:style-name="Text_20_body"><text:soft-page-break/><text:span text:style-name="Strong_20_Emphasis">¡Comencemos a explorar los datos y a descubrir ideas valiosas para impulsar el éxito de Airbnb en Londres!</text:span></text:p>
      <text:p text:style-name="P3"><text:span text:style-name="Strong_20_Emphasi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30T20:52:37.322000000</meta:creation-date>
    <dc:date>2024-09-08T17:52:19.770000000</dc:date>
    <meta:editing-duration>P8DT20H59M44S</meta:editing-duration>
    <meta:editing-cycles>2</meta:editing-cycles>
    <meta:generator>LibreOffice/7.6.2.1$Windows_X86_64 LibreOffice_project/56f7684011345957bbf33a7ee678afaf4d2ba333</meta:generator>
    <meta:document-statistic meta:table-count="0" meta:image-count="0" meta:object-count="0" meta:page-count="5" meta:paragraph-count="92" meta:word-count="1472" meta:character-count="9784" meta:non-whitespace-character-count="8484"/>
  </office:meta>
</office:document-meta>
</file>